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Thread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teralCacheThread.LateralCacheThread( String hashtableName , String key , Serializable val , String [ ] ser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CacheThread.writeObj( URLConnection connection , ICacheElement c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teralCacheThread.sendCache( ICacheElement cb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ateralCacheThread.read( URL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